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, monospace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0fbc0" officeooo:paragraph-rsid="0000fbc0"/>
    </style:style>
    <style:style style:name="P2" style:family="paragraph" style:parent-style-name="Standard">
      <style:text-properties officeooo:paragraph-rsid="0000fbc0"/>
    </style:style>
    <style:style style:name="P3" style:family="paragraph" style:parent-style-name="Standard">
      <style:text-properties fo:font-style="italic" officeooo:paragraph-rsid="0000fbc0"/>
    </style:style>
    <style:style style:name="P4" style:family="paragraph" style:parent-style-name="Standard">
      <style:text-properties fo:font-style="italic" officeooo:rsid="00011ec9" officeooo:paragraph-rsid="00011ec9"/>
    </style:style>
    <style:style style:name="P5" style:family="paragraph" style:parent-style-name="Preformatted_20_Text">
      <style:text-properties fo:font-variant="normal" fo:text-transform="none" fo:color="#404040" style:font-name="Ubuntu Mono" fo:font-size="9.75pt" fo:letter-spacing="normal" fo:font-style="normal" fo:font-weight="normal" officeooo:rsid="0000fbc0" officeooo:paragraph-rsid="0000fbc0" loext:padding="0cm" loext:border="none"/>
    </style:style>
    <style:style style:name="T1" style:family="text">
      <style:text-properties officeooo:rsid="00011da4"/>
    </style:style>
    <style:style style:name="T2" style:family="text">
      <style:text-properties officeooo:rsid="0000fbc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of groups with dody taxonomies</text:p>
      <text:p text:style-name="P1"/>
      <text:p text:style-name="P1"/>
      <text:p text:style-name="P1">Genuses:</text:p>
      <text:p text:style-name="P1"/>
      <text:p text:style-name="P5"><text:bookmark text:name="rstudio_console_output"/>Lophotus </text:p>
      <text:p text:style-name="P1"/>
      <text:p text:style-name="P2"><text:a xlink:type="simple" xlink:href="https://www.iucnredlist.org/search?taxonomies=129085771&amp;searchType=species" text:style-name="Internet_20_link" text:visited-style-name="Visited_20_Internet_20_Link"><text:span text:style-name="Strong_20_Emphasis"><text:span text:style-name="T2">Percalates</text:span></text:span></text:a><text:span text:style-name="Strong_20_Emphasis"><text:span text:style-name="T2"> and </text:span></text:span><text:span text:style-name="Strong_20_Emphasis">sister taxon </text:span><text:span text:style-name="Strong_20_Emphasis"><text:span text:style-name="Emphasis">Macquaria colonorum –</text:span></text:span><text:span text:style-name="Strong_20_Emphasis"> </text:span><text:span text:style-name="Strong_20_Emphasis"><text:span text:style-name="T1">falsely put in </text:span></text:span><text:span text:style-name="T2">Percichthyidae, however suggestion thatit should be in its own, new family (based on on genetics). </text:span></text:p>
      <text:p text:style-name="P2"/>
      <text:p text:style-name="P2"/>
      <text:p text:style-name="P3">Diaphus agassizii – <text:span text:style-name="T1">validity questioned </text:span></text:p>
      <text:p text:style-name="P3"/>
      <text:p text:style-name="P4">There is clearly a lot of confusion in the tetra family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, monospace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5T10:49:48.424101106</meta:creation-date>
    <meta:editing-duration>PT3H30M46S</meta:editing-duration>
    <meta:editing-cycles>3</meta:editing-cycles>
    <meta:generator>LibreOffice/6.0.7.3$Linux_X86_64 LibreOffice_project/00m0$Build-3</meta:generator>
    <dc:date>2020-05-15T14:20:33.312052796</dc:date>
    <meta:document-statistic meta:table-count="0" meta:image-count="0" meta:object-count="0" meta:page-count="1" meta:paragraph-count="6" meta:word-count="47" meta:character-count="314" meta:non-whitespace-character-count="267"/>
  </office:meta>
</office:document-meta>
</file>